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14000002DD9019E5B8.png"/>
  <manifest:file-entry manifest:media-type="image/png" manifest:full-path="Pictures/10000201000002EF0000025B2A844D2E.png"/>
  <manifest:file-entry manifest:media-type="image/png" manifest:full-path="Pictures/10000000000004E700000319C4FC7CD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title">
      <style:graphic-properties fo:min-height="3.25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layer="layout" svg:width="25.199cm" svg:height="3.507cm" svg:x="1.4cm" svg:y="0.837cm" presentation:class="title">
          <draw:text-box>
            <text:p>Geographical Information Systeme</text:p>
          </draw:text-box>
        </draw:frame>
        <draw:frame draw:style-name="gr1" draw:text-style-name="P1" draw:layer="layout" svg:width="26.351cm" svg:height="16.208cm" svg:x="0.649cm" svg:y="3.792cm">
          <draw:image xlink:href="Pictures/10000000000004E700000319C4FC7C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draw:frame presentation:style-name="pr3" draw:layer="layout" svg:width="25.199cm" svg:height="3.256cm" svg:x="1.4cm" svg:y="0.962cm" presentation:class="title">
          <draw:text-box>
            <text:p>Global architecture</text:p>
          </draw:text-box>
        </draw:frame>
        <draw:frame draw:style-name="gr1" draw:text-style-name="P1" draw:layer="layout" svg:width="22.852cm" svg:height="16.044cm" svg:x="3cm" svg:y="4.456cm">
          <draw:image xlink:href="Pictures/1000020100000414000002DD9019E5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>
        <draw:frame presentation:style-name="pr3" draw:layer="layout" svg:width="25.199cm" svg:height="3.256cm" svg:x="1.4cm" svg:y="0.962cm" presentation:class="title">
          <draw:text-box>
            <text:p>CMO Packet</text:p>
          </draw:text-box>
        </draw:frame>
        <draw:frame draw:style-name="gr1" draw:text-style-name="P1" draw:layer="layout" svg:width="19.866cm" svg:height="15.951cm" svg:x="4.634cm" svg:y="4.549cm">
          <draw:image xlink:href="Pictures/10000201000002EF0000025B2A844D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lorent Kaisser</meta:initial-creator>
    <meta:creation-date>2010-10-22T17:16:36</meta:creation-date>
    <meta:editing-duration>PT00H16M18S</meta:editing-duration>
    <meta:editing-cycles>4</meta:editing-cycles>
    <dc:date>2010-10-22T18:48:24</dc:date>
    <dc:creator>Florent Kaisser</dc:creator>
    <meta:generator>OpenOffice.org/3.2$Linux OpenOffice.org_project/320m12$Build-9483</meta:generator>
    <meta:document-statistic meta:object-count="33"/>
  </office:meta>
</office:document-meta>
</file>